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Body">
      <style:paragraph-properties fo:keep-with-next="always"/>
    </style:style>
    <style:style style:name="P11" style:family="paragraph" style:parent-style-name="Example">
      <style:paragraph-properties style:line-height-at-least="0.1945in" fo:keep-with-next="always"/>
      <style:text-properties fo:font-style="italic" style:font-style-asian="italic"/>
    </style:style>
    <style:style style:name="P12" style:family="paragraph" style:parent-style-name="Example">
      <style:paragraph-properties style:line-height-at-least="0.1945in"/>
      <style:text-properties fo:font-style="italic" style:font-style-asian="italic"/>
    </style:style>
    <style:style style:name="P13" style:family="paragraph" style:parent-style-name="Example">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fo:keep-with-next="always"/>
      <style:text-properties style:font-name="Courier"/>
    </style:style>
    <style:style style:name="P16" style:family="paragraph" style:parent-style-name="Standard">
      <style:paragraph-properties style:line-height-at-least="0.1945in"/>
      <style:text-properties style:font-name="Courier"/>
    </style:style>
    <style:style style:name="P17" style:family="paragraph" style:parent-style-name="Example">
      <style:paragraph-properties style:line-height-at-least="0.1945in"/>
      <style:text-properties style:font-name="Courier"/>
    </style:style>
    <style:style style:name="P18" style:family="paragraph" style:parent-style-name="Standard">
      <style:paragraph-properties style:line-height-at-least="0.1945in"/>
      <style:text-properties style:font-name="Courier" officeooo:paragraph-rsid="001cf89a"/>
    </style:style>
    <style:style style:name="P19" style:family="paragraph" style:parent-style-name="Standard">
      <style:paragraph-properties style:line-height-at-least="0.1945in"/>
      <style:text-properties style:font-name="Courier" officeooo:paragraph-rsid="002b921f"/>
    </style:style>
    <style:style style:name="P20" style:family="paragraph" style:parent-style-name="Standard">
      <style:text-properties style:font-name="Courier"/>
    </style:style>
    <style:style style:name="P21" style:family="paragraph" style:parent-style-name="Standard">
      <style:paragraph-properties style:line-height-at-least="0.1945in"/>
      <style:text-properties style:font-name="Courier" fo:font-style="italic" style:font-style-asian="italic" style:font-style-complex="italic"/>
    </style:style>
    <style:style style:name="P22" style:family="paragraph" style:parent-style-name="Standard">
      <style:paragraph-properties style:line-height-at-least="0.1945in"/>
      <style:text-properties style:font-name="Courier" fo:font-style="italic" officeooo:paragraph-rsid="001ad9c2" style:font-style-asian="italic" style:font-style-complex="italic"/>
    </style:style>
    <style:style style:name="P23" style:family="paragraph" style:parent-style-name="Standard">
      <style:paragraph-properties style:line-height-at-least="0.1945in"/>
      <style:text-properties style:font-name="Courier" fo:font-style="italic" officeooo:rsid="001ad9c2" officeooo:paragraph-rsid="001cf89a" style:font-style-asian="italic" style:font-style-complex="italic"/>
    </style:style>
    <style:style style:name="P24" style:family="paragraph" style:parent-style-name="Example">
      <style:paragraph-properties style:line-height-at-least="0.1945in"/>
      <style:text-properties style:font-name="Courier" fo:font-style="italic" style:font-style-asian="italic" style:font-name-complex="Courier New1"/>
    </style:style>
    <style:style style:name="P25" style:family="paragraph" style:parent-style-name="Standard">
      <style:paragraph-properties style:line-height-at-least="0.1945in"/>
      <style:text-properties style:font-name="Courier" fo:font-style="normal" style:font-style-asian="normal" style:font-style-complex="normal"/>
    </style:style>
    <style:style style:name="P26" style:family="paragraph" style:parent-style-name="Example">
      <style:paragraph-properties style:line-height-at-least="0.1945in"/>
      <style:text-properties style:font-name="Courier" style:font-name-complex="Courier New1"/>
    </style:style>
    <style:style style:name="P27" style:family="paragraph" style:parent-style-name="Standard">
      <style:text-properties style:font-name="Courier" officeooo:paragraph-rsid="001b7e53"/>
    </style:style>
    <style:style style:name="P28" style:family="paragraph" style:parent-style-name="Standard">
      <style:text-properties style:font-name="Courier" officeooo:paragraph-rsid="002b921f"/>
    </style:style>
    <style:style style:name="P29" style:family="paragraph" style:parent-style-name="Body">
      <style:paragraph-properties fo:margin-left="0in" fo:margin-right="0in" fo:text-indent="0.5in" style:auto-text-indent="false"/>
    </style:style>
    <style:style style:name="P30" style:family="paragraph" style:parent-style-name="Body_20_first">
      <style:paragraph-properties fo:keep-together="always"/>
    </style:style>
    <style:style style:name="P31" style:family="paragraph" style:parent-style-name="Standard">
      <style:paragraph-properties fo:hyphenation-ladder-count="no-limit"/>
      <style:text-properties fo:hyphenate="true" fo:hyphenation-remain-char-count="2" fo:hyphenation-push-char-count="2" loext:hyphenation-no-caps="false"/>
    </style:style>
    <style:style style:name="P32" style:family="paragraph" style:parent-style-name="Example">
      <style:paragraph-properties style:line-height-at-least="0.1945in"/>
      <style:text-properties style:font-style-complex="italic"/>
    </style:style>
    <style:style style:name="P33" style:family="paragraph" style:parent-style-name="Example">
      <style:paragraph-properties style:line-height-at-least="0.1945in"/>
      <style:text-properties fo:font-style="normal" style:font-style-asian="normal" style:font-style-complex="normal"/>
    </style:style>
    <style:style style:name="P34" style:family="paragraph" style:parent-style-name="Example_20__20_indented">
      <style:text-properties fo:font-style="normal" style:font-style-asian="normal" style:font-style-complex="normal"/>
    </style:style>
    <style:style style:name="P35" style:family="paragraph" style:parent-style-name="Body">
      <style:paragraph-properties fo:margin-left="0.5in" fo:margin-right="0in" fo:text-indent="0in" style:auto-text-indent="false"/>
    </style:style>
    <style:style style:name="P36" style:family="paragraph" style:parent-style-name="Body">
      <style:text-properties officeooo:paragraph-rsid="001279b8"/>
    </style:style>
    <style:style style:name="P37" style:family="paragraph" style:parent-style-name="Body_20_first">
      <style:text-properties officeooo:paragraph-rsid="001279b8"/>
    </style:style>
    <style:style style:name="P38" style:family="paragraph" style:parent-style-name="Example_20__20_indented">
      <style:text-properties officeooo:paragraph-rsid="001279b8"/>
    </style:style>
    <style:style style:name="P39" style:family="paragraph" style:parent-style-name="Example_20__20_indented">
      <style:text-properties fo:font-weight="normal" officeooo:paragraph-rsid="001279b8" style:font-weight-asian="normal" style:font-weight-complex="normal"/>
    </style:style>
    <style:style style:name="P40" style:family="paragraph" style:parent-style-name="Example_20__20_indented">
      <style:text-properties officeooo:paragraph-rsid="0015556b"/>
    </style:style>
    <style:style style:name="P41" style:family="paragraph" style:parent-style-name="Example_20__20_indented">
      <style:text-properties officeooo:paragraph-rsid="0016ec46"/>
    </style:style>
    <style:style style:name="P42" style:family="paragraph" style:parent-style-name="Example_20__20_indented">
      <style:text-properties officeooo:paragraph-rsid="0017b7e3"/>
    </style:style>
    <style:style style:name="P43" style:family="paragraph" style:parent-style-name="Example_20__20_indented">
      <style:text-properties officeooo:paragraph-rsid="0018ef7c"/>
    </style:style>
    <style:style style:name="P44" style:family="paragraph" style:parent-style-name="Example_20__20_indented">
      <style:text-properties officeooo:paragraph-rsid="0019cd6d"/>
    </style:style>
    <style:style style:name="P45" style:family="paragraph" style:parent-style-name="Example">
      <style:paragraph-properties style:line-height-at-least="0.1945in"/>
      <style:text-properties officeooo:rsid="001ad9c2" officeooo:paragraph-rsid="001cf89a"/>
    </style:style>
    <style:style style:name="P46" style:family="paragraph" style:parent-style-name="Example">
      <style:paragraph-properties style:line-height-at-least="0.1945in" fo:keep-with-next="always"/>
      <style:text-properties officeooo:rsid="001ad9c2" officeooo:paragraph-rsid="001cf89a"/>
    </style:style>
    <style:style style:name="P47" style:family="paragraph" style:parent-style-name="Example">
      <style:paragraph-properties style:line-height-at-least="0.1945in"/>
      <style:text-properties officeooo:rsid="001ad9c2" officeooo:paragraph-rsid="002b921f"/>
    </style:style>
    <style:style style:name="P48" style:family="paragraph" style:parent-style-name="Standard">
      <style:text-properties officeooo:paragraph-rsid="001ad9c2"/>
    </style:style>
    <style:style style:name="P49" style:family="paragraph" style:parent-style-name="Body">
      <style:text-properties officeooo:paragraph-rsid="00216b71"/>
    </style:style>
    <style:style style:name="P50" style:family="paragraph" style:parent-style-name="Body_20_first">
      <style:text-properties officeooo:paragraph-rsid="001fa067"/>
    </style:style>
    <style:style style:name="P51" style:family="paragraph" style:parent-style-name="Standard">
      <style:text-properties officeooo:paragraph-rsid="001e1c8c"/>
    </style:style>
    <style:style style:name="P52" style:family="paragraph" style:parent-style-name="Body">
      <style:text-properties officeooo:paragraph-rsid="0022cf08"/>
    </style:style>
    <style:style style:name="P53" style:family="paragraph" style:parent-style-name="Body">
      <style:text-properties officeooo:paragraph-rsid="0023b8dc"/>
    </style:style>
    <style:style style:name="P54" style:family="paragraph" style:parent-style-name="Body_20_first">
      <style:text-properties officeooo:paragraph-rsid="0026a6ae"/>
    </style:style>
    <style:style style:name="P55" style:family="paragraph" style:parent-style-name="Example_20__20_indented">
      <style:text-properties officeooo:paragraph-rsid="0026a6ae"/>
    </style:style>
    <style:style style:name="P56" style:family="paragraph" style:parent-style-name="Body_20_first">
      <style:text-properties officeooo:paragraph-rsid="0027df4e"/>
    </style:style>
    <style:style style:name="P57" style:family="paragraph" style:parent-style-name="Example_20__20_indented">
      <style:text-properties officeooo:paragraph-rsid="0027df4e"/>
    </style:style>
    <style:style style:name="P58" style:family="paragraph" style:parent-style-name="Example">
      <style:paragraph-properties style:line-height-at-least="0.1945in"/>
      <style:text-properties officeooo:rsid="00246ffe" officeooo:paragraph-rsid="00246ffe"/>
    </style:style>
    <style:style style:name="P59" style:family="paragraph" style:parent-style-name="Title" style:master-page-name="Standard">
      <style:paragraph-properties fo:margin-top="0in" fo:margin-bottom="0.1665in" style:contextual-spacing="false" style:page-number="auto"/>
      <style:text-properties style:font-name="Palatino"/>
    </style:style>
    <style:style style:name="P60" style:family="paragraph" style:parent-style-name="Body_20_first">
      <style:text-properties officeooo:rsid="002ca1cb" officeooo:paragraph-rsid="002ca1cb"/>
    </style:style>
    <style:style style:name="P61" style:family="paragraph" style:parent-style-name="Example">
      <style:text-properties officeooo:paragraph-rsid="002ca1cb"/>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1"/>
    </style:style>
    <style:style style:name="T8" style:family="text">
      <style:text-properties fo:font-style="italic" style:font-style-asian="italic" style:font-name-complex="Courier New1"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weight-complex="bold"/>
    </style:style>
    <style:style style:name="T16" style:family="text">
      <style:text-properties style:font-style-complex="italic"/>
    </style:style>
    <style:style style:name="T17" style:family="text">
      <style:text-properties style:font-name="Courier New" style:font-name-complex="Courier New1"/>
    </style:style>
    <style:style style:name="T18" style:family="text">
      <style:text-properties fo:language="fr" fo:country="FR"/>
    </style:style>
    <style:style style:name="T19" style:family="text">
      <style:text-properties fo:language="fr" fo:country="FR" fo:font-style="normal" style:font-style-asian="normal"/>
    </style:style>
    <style:style style:name="T20" style:family="text">
      <style:text-properties fo:language="fr" fo:country="FR" fo:font-style="normal" style:font-style-asian="normal" style:font-style-complex="normal"/>
    </style:style>
    <style:style style:name="T21" style:family="text">
      <style:text-properties fo:language="fr" fo:country="FR" fo:font-style="italic" style:font-style-asian="italic" style:font-style-complex="italic"/>
    </style:style>
    <style:style style:name="T22" style:family="text">
      <style:text-properties style:font-name="Courier"/>
    </style:style>
    <style:style style:name="T23" style:family="text">
      <style:text-properties style:font-name="Courier" style:font-name-complex="Courier New1"/>
    </style:style>
    <style:style style:name="T24" style:family="text">
      <style:text-properties style:font-name="Courier" fo:font-style="italic" style:font-style-asian="italic"/>
    </style:style>
    <style:style style:name="T25" style:family="text">
      <style:text-properties style:font-name="Courier" fo:font-style="italic" style:font-style-asian="italic" style:font-style-complex="italic"/>
    </style:style>
    <style:style style:name="T26" style:family="text">
      <style:text-properties style:font-name="Courier" fo:font-style="italic" officeooo:rsid="001ad9c2" style:font-style-asian="italic" style:font-style-complex="italic"/>
    </style:style>
    <style:style style:name="T27" style:family="text">
      <style:text-properties style:font-name="Courier" fo:font-style="italic" style:font-style-asian="italic" style:font-name-complex="Courier New1"/>
    </style:style>
    <style:style style:name="T28" style:family="text">
      <style:text-properties style:font-name="Courier" fo:font-style="normal" style:font-style-asian="normal"/>
    </style:style>
    <style:style style:name="T29" style:family="text">
      <style:text-properties style:font-name="Courier" fo:font-style="normal" style:font-style-asian="normal" style:font-style-complex="normal"/>
    </style:style>
    <style:style style:name="T30" style:family="text">
      <style:text-properties style:font-name="Courier" officeooo:rsid="000e3dae"/>
    </style:style>
    <style:style style:name="T31" style:family="text">
      <style:text-properties style:font-name="Courier" officeooo:rsid="001adaad"/>
    </style:style>
    <style:style style:name="T32" style:family="text">
      <style:text-properties style:font-name="Courier" officeooo:rsid="002059c9"/>
    </style:style>
    <style:style style:name="T33" style:family="text">
      <style:text-properties style:font-name="Courier" officeooo:rsid="00216b71"/>
    </style:style>
    <style:style style:name="T34" style:family="text">
      <style:text-properties style:font-name="Helvetica1"/>
    </style:style>
    <style:style style:name="T35" style:family="text">
      <style:text-properties style:font-name="Helvetica1" fo:font-weight="normal" style:font-weight-asian="normal" style:font-weight-complex="normal"/>
    </style:style>
    <style:style style:name="T36" style:family="text">
      <style:text-properties style:font-name="Helvetica1" officeooo:rsid="0027df4e"/>
    </style:style>
    <style:style style:name="T37" style:family="text">
      <style:text-properties style:font-name-complex="Courier New1"/>
    </style:style>
    <style:style style:name="T38" style:family="text">
      <style:text-properties fo:font-weight="bold" style:font-weight-asian="bold" style:font-weight-complex="bold"/>
    </style:style>
    <style:style style:name="T39" style:family="text">
      <style:text-properties officeooo:rsid="000f7126"/>
    </style:style>
    <style:style style:name="T40" style:family="text">
      <style:text-properties officeooo:rsid="0010eab8"/>
    </style:style>
    <style:style style:name="T41" style:family="text">
      <style:text-properties officeooo:rsid="001279b8"/>
    </style:style>
    <style:style style:name="T42" style:family="text">
      <style:text-properties officeooo:rsid="0013fa0e"/>
    </style:style>
    <style:style style:name="T43" style:family="text">
      <style:text-properties officeooo:rsid="0015556b"/>
    </style:style>
    <style:style style:name="T44" style:family="text">
      <style:text-properties officeooo:rsid="0016ec46"/>
    </style:style>
    <style:style style:name="T45" style:family="text">
      <style:text-properties officeooo:rsid="0017b7e3"/>
    </style:style>
    <style:style style:name="T46" style:family="text">
      <style:text-properties officeooo:rsid="0018ef7c"/>
    </style:style>
    <style:style style:name="T47" style:family="text">
      <style:text-properties officeooo:rsid="0019cd6d"/>
    </style:style>
    <style:style style:name="T48" style:family="text">
      <style:text-properties officeooo:rsid="001ad9c2"/>
    </style:style>
    <style:style style:name="T49" style:family="text">
      <style:text-properties officeooo:rsid="001b7e53"/>
    </style:style>
    <style:style style:name="T50" style:family="text">
      <style:text-properties officeooo:rsid="001e1c8c"/>
    </style:style>
    <style:style style:name="T51" style:family="text">
      <style:text-properties officeooo:rsid="001adaad"/>
    </style:style>
    <style:style style:name="T52" style:family="text">
      <style:text-properties officeooo:rsid="001fa067"/>
    </style:style>
    <style:style style:name="T53" style:family="text">
      <style:text-properties officeooo:rsid="00216b71"/>
    </style:style>
    <style:style style:name="T54" style:family="text">
      <style:text-properties officeooo:rsid="0022cf08"/>
    </style:style>
    <style:style style:name="T55" style:family="text">
      <style:text-properties officeooo:rsid="0023b8dc"/>
    </style:style>
    <style:style style:name="T56" style:family="text">
      <style:text-properties officeooo:rsid="00246ffe"/>
    </style:style>
    <style:style style:name="T57" style:family="text">
      <style:text-properties officeooo:rsid="00256b5c"/>
    </style:style>
    <style:style style:name="T58" style:family="text">
      <style:text-properties fo:language="zxx" fo:country="none" officeooo:rsid="00256b5c"/>
    </style:style>
    <style:style style:name="T59" style:family="text">
      <style:text-properties officeooo:rsid="0025d086"/>
    </style:style>
    <style:style style:name="T60" style:family="text">
      <style:text-properties officeooo:rsid="0026a6ae"/>
    </style:style>
    <style:style style:name="T61" style:family="text">
      <style:text-properties officeooo:rsid="0027df4e"/>
    </style:style>
    <style:style style:name="T62" style:family="text">
      <style:text-properties officeooo:rsid="0029cce2"/>
    </style:style>
    <style:style style:name="T63" style:family="text">
      <style:text-properties officeooo:rsid="002b921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5">cmd_file</text:span> is specified, commands are read from the file and executed before entering an interactive TCL command interpreter. If -exit is specified the application exits after reading <text:span text:style-name="T25">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2">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2">examples/example5.tcl</text:span>. Other examples can be found in the directory <text:span text:style-name="T22">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2">-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2">-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2">-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2">-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2">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4">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2">period</text:span></text:span><text:span text:style-name="Command"><text:line-break/>[-name </text:span><text:span text:style-name="Command_20_Argument"><text:span text:style-name="T12">clock_name</text:span></text:span><text:span text:style-name="Command">]<text:line-break/>[-waveform </text:span><text:span text:style-name="Command_20_Argument"><text:span text:style-name="T12">edge_list</text:span></text:span><text:span text:style-name="Command">]<text:line-break/>[-add]<text:line-break/>[</text:span><text:span text:style-name="Command_20_Argument"><text:span text:style-name="T12">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2">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2">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2">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2">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2">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2">edge_list</text:p>
          </table:table-cell>
          <table:table-cell table:style-name="Table14.A2" office:value-type="string">
            <text:p text:style-name="P13"/>
          </table:table-cell>
        </table:table-row>
        <table:table-row table:style-name="Table14.1">
          <table:table-cell table:style-name="Table14.A2" office:value-type="string">
            <text:p text:style-name="P12">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6">[-name </text:span></text:span><text:span text:style-name="Command"><text:span text:style-name="T3">name</text:span></text:span><text:span text:style-name="Command"><text:span text:style-name="T16">]<text:line-break/>[-coordinate </text:span></text:span><text:span text:style-name="Command"><text:span text:style-name="T3">coordinates</text:span></text:span><text:span text:style-name="Command"><text:span text:style-name="T16">]<text:line-break/>[-guard_band_x </text:span></text:span><text:span text:style-name="Command"><text:span text:style-name="T3">guard_x</text:span></text:span><text:span text:style-name="Command"><text:span text:style-name="T16">]<text:line-break/>[-guard_band_y </text:span></text:span><text:span text:style-name="Command"><text:span text:style-name="T3">guard_y</text:span></text:span><text:span text:style-name="Command"><text:span text:style-name="T16">]</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5">The name of a delay calculation corner.</text:p>
          </table:table-cell>
        </table:table-row>
      </table:table>
      <text:p text:style-name="Body_20_first">Use the <text:span text:style-name="T22">define_corners</text:span> command to define the names of multiple process/temperature/voltage corners. The <text:span text:style-name="T22">define_corners</text:span> command must follow <text:span text:style-name="T22">set_operating_conditions -analysis_type </text:span><text:span text:style-name="T30">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4">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2">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4">|</text:span><text:span text:style-name="T2">pin</text:span><text:span text:style-name="T14">|</text:span>-all</text:p>
          </table:table-cell>
        </table:table-row>
        <table:table-row table:style-name="Table18.1">
          <table:table-cell table:style-name="Table18.A2" office:value-type="string">
            <text:p text:style-name="P14">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2">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4">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2">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2">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2">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3">-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2">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2">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3">-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4">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2">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2">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2">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2">find_timing_paths</text:span> command returns a list of path objects for scripting. Use the <text:span text:style-name="T22">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6">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2">-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2">-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2">-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2">get</text:span><text:span text:style-name="Command"><text:span text:style-name="T22">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2">-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2">-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2">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6">objects</text:span></text:span><text:span text:style-name="Command">]<text:line-break/>[-hsc </text:span><text:span text:style-name="Command_20_Argument"><text:span text:style-name="T16">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6">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6">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5">object</text:span>. Equivalent to <text:span text:style-name="T22">[get_property </text:span><text:span text:style-name="T25">object</text:span><text:span text:style-name="T22">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5">object</text:span>. Equivalent to <text:span text:style-name="T22">[get_property </text:span><text:span text:style-name="T25">object</text:span><text:span text:style-name="T22">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2">[</text:span></text:span><text:span text:style-name="Command_20_Argument">patterns</text:span><text:span text:style-name="Command_20_Argument"><text:span text:style-name="T1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6">c<text:span text:style-name="T41">ell</text:span></text:p>
      <text:p text:style-name="P38"><text:span text:style-name="T41">base_name<text:line-break/>filename<text:line-break/>full_name<text:line-break/>library<text:line-break/></text:span>name</text:p>
      <text:p text:style-name="P36">clock</text:p>
      <text:p text:style-name="P44"><text:span text:style-name="T47">full_name<text:line-break/></text:span>is_generated<text:line-break/>name<text:line-break/>period<text:line-break/>propagated<text:line-break/>sources</text:p>
      <text:p text:style-name="P36">edge</text:p>
      <text:p text:style-name="P43"><text:soft-page-break/>delay_max_fall<text:line-break/>delay_min_fall<text:line-break/>delay_max_rise<text:line-break/>delay_min_rise<text:line-break/><text:span text:style-name="T46">full_name<text:line-break/>from_pin<text:line-break/>sense<text:line-break/>to_pin</text:span></text:p>
      <text:p text:style-name="P37">instance (<text:span text:style-name="T44">SDC </text:span>cell)</text:p>
      <text:p text:style-name="P41"><text:span text:style-name="T44">cell<text:line-break/></text:span>full_name<text:line-break/>ref_name<text:line-break/><text:span text:style-name="T44">liberty_cell</text:span><text:line-break/><text:span text:style-name="T44">name</text:span></text:p>
      <text:p text:style-name="P36">liberty_cell</text:p>
      <text:p text:style-name="P38"><text:span text:style-name="T41">area<text:line-break/></text:span>base_name<text:line-break/><text:span text:style-name="T41">dont_use</text:span><text:line-break/><text:span text:style-name="T40">filename</text:span><text:line-break/>full_name<text:line-break/><text:span text:style-name="T41">is_buffer<text:line-break/>is_inverter</text:span><text:line-break/><text:span text:style-name="T41">library</text:span><text:line-break/><text:span text:style-name="T41">name</text:span></text:p>
      <text:p text:style-name="P36">liberty_<text:span text:style-name="T41">library</text:span></text:p>
      <text:p text:style-name="P39"><text:span text:style-name="T40">filename</text:span><text:line-break/>full_name<text:line-break/>name</text:p>
      <text:p text:style-name="P36">liberty_port</text:p>
      <text:p text:style-name="P40"><text:span text:style-name="T42">capacitance<text:line-break/></text:span>direction<text:line-break/><text:span text:style-name="T42">drive_resistance<text:line-break/>drive_resistance_fall_max<text:line-break/>drive_resistance_fall_min<text:line-break/>drive_resistance_rise_max<text:line-break/>drive_resistance_rise_min</text:span><text:line-break/>full_name<text:line-break/><text:span text:style-name="T43">intrinsic_delay<text:line-break/>intrinsic_delay_fall_max<text:line-break/>intrinsic_delay_fall_min<text:line-break/>intrinsic_delay_rise_max<text:line-break/>intrinsic_delay_rise_min</text:span><text:line-break/><text:span text:style-name="T42">is_register_clock<text:line-break/>lib_cell</text:span><text:line-break/><text:span text:style-name="T42">name</text:span></text:p>
      <text:p text:style-name="P36">library</text:p>
      <text:p text:style-name="Example_20__20_indented"><text:soft-page-break/>name<text:line-break/><text:span text:style-name="T41">full_name</text:span></text:p>
      <text:p text:style-name="P36">net</text:p>
      <text:p text:style-name="P38">full_name<text:line-break/><text:span text:style-name="T4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6">pin</text:p>
      <text:p text:style-name="P42"><text:span text:style-name="T45">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5">name</text:span></text:p>
      <text:p text:style-name="P36">port</text:p>
      <text:p text:style-name="P38"><text:span text:style-name="T41">activity<text:line-break/></text:span>actual_fall_transition_min<text:line-break/>actual_fall_transition_max <text:line-break/>actual_rise_transition_min<text:line-break/>actual_rise_transition_max<text:line-break/>direction<text:line-break/>full_name<text:line-break/><text:span text:style-name="T41">liberty_port<text:line-break/></text:span>min_fall_slack<text:line-break/>max_fall_slack<text:line-break/>min_rise_slack<text:line-break/>max_rise_slack<text:line-break/><text:span text:style-name="T41">name</text:span></text:p>
      <text:p text:style-name="P36">point (PathRef)</text:p>
      <text:p text:style-name="P44"><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2">]</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2">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2">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2">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2">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3">Use library for process corner <text:span text:style-name="T3">corner_name</text:span><text:span text:style-name="T14">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4">]</text:span></text:span><text:span text:style-name="Command_20_Argument"><text:span text:style-name="T1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5">corner</text:span>. The typical values in the SDF tuples are ignored. If multiple corners are defined <text:span text:style-name="T22">-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2">[-min]<text:line-break/>[-max]<text:line-break/>[-path path]<text:line-break/>[-corner </text:span></text:span><text:span text:style-name="Command_20_Argument">corner</text:span><text:span text:style-name="Command_20_Argument"><text:span text:style-name="T12">]<text:line-break/>[-increment]<text:line-break/></text:span></text:span><text:span text:style-name="T23">[-keep_capacitive_coupling]<text:line-break/>[-coupling_reduction_factor </text:span><text:span text:style-name="T27">factor</text:span><text:span text:style-name="T23">]</text:span><text:span text:style-name="Command_20_Argument"><text:span text:style-name="T28"><text:line-break/>[-</text:span></text:span><text:span text:style-name="Command_20_Argument"><text:span text:style-name="T12">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26">-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4">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2">-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2">-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2">-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2">-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4">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1"><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6">-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6">-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6">-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6">-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6">-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6">-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6">-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6">-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1"><text:span text:style-name="T23">[-cell]<text:line-break/>[-net]<text:line-break/>[-from_in_ports]<text:line-break/>[-to_out_ports]</text:span><text:span text:style-name="T17"><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6">-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6">-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6">-</text:span></text:span><text:span text:style-name="T17">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6">-</text:span></text:span><text:span text:style-name="T17">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2">-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2">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2">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2">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2">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3">-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2">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2">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3">-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2">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2">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2">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4">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2">-corner</text:span> keyword to report timing for one process corner. With no <text:span text:style-name="T22">-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3">-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2">-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2">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4">[-clocks </text:span><text:span text:style-name="T3">clocks</text:span><text:span text:style-name="T14">]<text:line-break/>[-include_port_paths]</text:span></text:p>
          </table:table-cell>
        </table:table-row>
        <table:table-row table:style-name="Table50.1">
          <table:table-cell table:style-name="Table50.A2" office:value-type="string">
            <text:p text:style-name="P14">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3">-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2">-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2">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4">-digits</text:span><text:span text:style-name="T2"> digits</text:span>]</text:p>
          </table:table-cell>
        </table:table-row>
        <table:table-row table:style-name="Table157.1">
          <table:table-cell table:style-name="Table157.A2" office:value-type="string">
            <text:p text:style-name="P5"><text:span text:style-name="Command_20_Argument"><text:span text:style-name="T12">-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2">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2">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6">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4">to_pin</text:p>
          </table:table-cell>
          <table:table-cell table:style-name="Table60.A2" office:value-type="string">
            <text:p text:style-name="P3">An instance pin.</text:p>
          </table:table-cell>
        </table:table-row>
        <table:table-row table:style-name="Table60.1">
          <table:table-cell table:style-name="Table60.A2" office:value-type="string">
            <text:p text:style-name="P12">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2">-corner</text:span> keyword to specify a process corner. The <text:span text:style-name="T22">-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2">-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2">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2">-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2">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2">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4">[-instances</text:span><text:span text:style-name="T2"> instances</text:span><text:span text:style-name="T14">]</text:span><text:span text:style-name="T2"><text:line-break/></text:span><text:span text:style-name="T14">[-digits </text:span><text:span text:style-name="T3">digits</text:span><text:span text:style-name="T14">]<text:line-break/></text:span>[&gt; <text:span text:style-name="T2">filename</text:span>]<text:line-break/>[&gt;&gt; <text:span text:style-name="T2">filename</text:span>]</text:p>
          </table:table-cell>
        </table:table-row>
        <table:table-row table:style-name="Table67.1">
          <table:table-cell table:style-name="Table67.A2" office:value-type="string">
            <text:p text:style-name="P12">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2">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2">-instances</text:span> to report power for specific instances.</text:p>
      <text:p text:style-name="Body_20_first">Use the <text:span text:style-name="Command_20_Heading"><text:span text:style-name="T11">set_power_activity</text:span></text:span><text:span text:style-name="Command_20_Heading"><text:span text:style-name="T35">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2">-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12">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4">[-min]<text:line-break/>[-max]</text:span><text:span text:style-name="T2"><text:line-break/></text:span><text:span text:style-name="T14">[-digits </text:span><text:span text:style-name="T3">digits</text:span><text:span text:style-name="T14">]</text:span></text:p>
          </table:table-cell>
        </table:table-row>
        <table:table-row table:style-name="Table154.1">
          <table:table-cell table:style-name="Table154.A2" office:value-type="string">
            <text:p text:style-name="P33">-max</text:p>
          </table:table-cell>
          <table:table-cell table:style-name="Table154.A2" office:value-type="string">
            <text:p text:style-name="P3">Report the worst <text:span text:style-name="T14">max/setup slack</text:span>.</text:p>
          </table:table-cell>
        </table:table-row>
        <table:table-row table:style-name="Table154.1">
          <table:table-cell table:style-name="Table154.A2" office:value-type="string">
            <text:p text:style-name="P33">-min</text:p>
          </table:table-cell>
          <table:table-cell table:style-name="Table154.A2" office:value-type="string">
            <text:p text:style-name="P3">Report the worst min/hold<text:span text:style-name="T14"> slack</text:span>.</text:p>
          </table:table-cell>
        </table:table-row>
        <table:table-row table:style-name="Table154.1">
          <table:table-cell table:style-name="Table154.A2" office:value-type="string">
            <text:p text:style-name="P12">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2">-setup</text:span></text:span><text:span text:style-name="Command">|-hold|-recovery|-removal</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4">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4"> </text:span><text:span text:style-name="Command_20_Argument"><text:span text:style-name="T14">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2">-corner</text:span> keyword to specify a process corner. The <text:span text:style-name="T22">-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2">-</text:span></text:span><text:span text:style-name="Command">cell|-net</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2">-corner</text:span> keyword to specify a process corner. The <text:span text:style-name="T22">-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2">-corner</text:span> keyword to specify a process corner. The <text:span text:style-name="T22">-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2">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2">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2">The clocks in different groups cannot be present at the same time on a chip. Paths between clock groups are </text:span></text:span><text:span text:style-name="Command_20_Argument">not</text:span><text:span text:style-name="Command_20_Argument"><text:span text:style-name="T1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2">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2">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2">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2">from_clock</text:p>
          </table:table-cell>
          <table:table-cell table:style-name="Table78.A2" office:value-type="string">
            <text:p text:style-name="P58">Inter-clock uncertainty source clock.</text:p>
          </table:table-cell>
        </table:table-row>
        <table:table-row table:style-name="Table78.1">
          <table:table-cell table:style-name="Table78.A2" office:value-type="string">
            <text:p text:style-name="P12">to_clock</text:p>
          </table:table-cell>
          <table:table-cell table:style-name="Table78.A2" office:value-type="string">
            <text:p text:style-name="P58">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7">Inter-clock target clock rise edge, alternative to ‑</text:span><text:span text:style-name="T58">rise_to</text:span><text:span text:style-name="T57">.Inter-clock target clock rise edge, alternative to ‑</text:span><text:span text:style-name="T58">rise_to</text:span><text:span text:style-name="T57">.</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7">Inter-clock target clock rise edge, alternative to ‑</text:span><text:span text:style-name="T59">fall</text:span><text:span text:style-name="T58">_to</text:span><text:span text:style-name="T57">.</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6">for</text:span> setup check<text:span text:style-name="T56">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6">for</text:span> hold <text:span text:style-name="T56">checks</text:span>.</text:p>
          </table:table-cell>
        </table:table-row>
        <table:table-row table:style-name="Table78.1">
          <table:table-cell table:style-name="Table78.A2" office:value-type="string">
            <text:p text:style-name="P11">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4"><text:soft-page-break/>The <text:span text:style-name="Command">set_clock_uncertainty</text:span> command specifies the uncertainty or jitter in a clock. <text:span text:style-name="T60">The uncertainty for a clock can be specified on its source pin or port, or the clock itself. </text:span></text:p>
      <text:p text:style-name="P55"><text:span text:style-name="Command">set_clock_uncertainty .</text:span><text:span text:style-name="Command"><text:span text:style-name="T60">1 [get_clock clk1]</text:span></text:span></text:p>
      <text:p text:style-name="P56"><text:span text:style-name="T60">Inter-clock uncertainty between the source and target clocks of timing checks is specified with the ‑</text:span><text:span text:style-name="Command"><text:span text:style-name="T60">from|‑rise_from|-fall_from</text:span></text:span><text:span text:style-name="T60"> </text:span><text:span text:style-name="T61">and</text:span><text:span text:style-name="T60"> ‑</text:span><text:span text:style-name="T61">to</text:span><text:span text:style-name="Command"><text:span text:style-name="T60">|‑rise_</text:span></text:span><text:span text:style-name="Command"><text:span text:style-name="T61">to</text:span></text:span><text:span text:style-name="Command"><text:span text:style-name="T60">|-fall_</text:span></text:span><text:span text:style-name="Command"><text:span text:style-name="T61">to</text:span></text:span><text:span text:style-name="T60"> arguments .</text:span></text:p>
      <text:p text:style-name="P55"><text:span text:style-name="Command">set_clock_uncertainty -</text:span><text:span text:style-name="Command"><text:span text:style-name="T60">from [get_clock clk1] -to [get_clocks clk2] </text:span></text:span><text:span text:style-name="Command">.</text:span><text:span text:style-name="Command"><text:span text:style-name="T60">1</text:span></text:span></text:p>
      <text:p text:style-name="P56"><text:span text:style-name="Command"><text:span text:style-name="T36">The following commands are equivalent.</text:span></text:span></text:p>
      <text:p text:style-name="P57"><text:span text:style-name="Command"><text:span text:style-name="T61">set_clock_uncertainty -</text:span></text:span><text:span text:style-name="Command"><text:span text:style-name="T60">from [get_clock clk1] -</text:span></text:span><text:span text:style-name="Command"><text:span text:style-name="T61">rise_</text:span></text:span><text:span text:style-name="Command"><text:span text:style-name="T60">to [get_clocks clk2] </text:span></text:span><text:span text:style-name="Command"><text:span text:style-name="T61">.</text:span></text:span><text:span text:style-name="Command"><text:span text:style-name="T60">1<text:line-break/></text:span></text:span><text:span text:style-name="Command">set_clock_uncertainty -</text:span><text:span text:style-name="Command"><text:span text:style-name="T60">from [get_clock clk1] -to [get_clocks clk2] -</text:span></text:span><text:span text:style-name="Command"><text:span text:style-name="T61">rise </text:span></text:span><text:span text:style-name="Command">.</text:span><text:span text:style-name="Command"><text:span text:style-name="T60">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7"><text:span text:style-name="T37">[-capacitance </text:span><text:span text:style-name="T7">cap_unit</text:span><text:span text:style-name="T37">]<text:line-break/>[-resistance </text:span><text:span text:style-name="T7">res_unit</text:span><text:span text:style-name="T37">]<text:line-break/>[-time </text:span><text:span text:style-name="T7">time_unit</text:span><text:span text:style-name="T37">]<text:line-break/>[-voltage </text:span><text:span text:style-name="T7">voltage_unit</text:span><text:span text:style-name="T37">]<text:line-break/>[-current </text:span><text:span text:style-name="T7">current_unit</text:span><text:span text:style-name="T37">]<text:line-break/>[-power </text:span><text:span text:style-name="T7">power_unit</text:span><text:span text:style-name="T37">]<text:line-break/>[-distance </text:span><text:span text:style-name="T8">distance_unit</text:span><text:span text:style-name="T37">]</text:span></text:p>
          </table:table-cell>
        </table:table-row>
        <table:table-row table:style-name="Table76.1">
          <table:table-cell table:style-name="Table76.A2" office:value-type="string">
            <text:p text:style-name="P24">cap_unit</text:p>
          </table:table-cell>
          <table:table-cell table:style-name="Table76.A2" office:value-type="string">
            <text:p text:style-name="P17">The capacitance scale factor followed by 'f'.</text:p>
          </table:table-cell>
        </table:table-row>
        <table:table-row table:style-name="Table76.1">
          <table:table-cell table:style-name="Table76.A2" office:value-type="string">
            <text:p text:style-name="P24">res_unit</text:p>
          </table:table-cell>
          <table:table-cell table:style-name="Table76.A2" office:value-type="string">
            <text:p text:style-name="P17">The resistance scale factor followed by 'ohm'.</text:p>
          </table:table-cell>
        </table:table-row>
        <table:table-row table:style-name="Table76.1">
          <table:table-cell table:style-name="Table76.A2" office:value-type="string">
            <text:p text:style-name="P24">time_unit</text:p>
          </table:table-cell>
          <table:table-cell table:style-name="Table76.A2" office:value-type="string">
            <text:p text:style-name="P17">The time scale factor followed by 's'.</text:p>
          </table:table-cell>
        </table:table-row>
        <table:table-row table:style-name="Table76.1">
          <table:table-cell table:style-name="Table76.A2" office:value-type="string">
            <text:p text:style-name="P24">voltage_unit</text:p>
          </table:table-cell>
          <table:table-cell table:style-name="Table76.A2" office:value-type="string">
            <text:p text:style-name="P15">The voltage scale factor followed by 'v<text:span text:style-name="T38">'</text:span>.</text:p>
          </table:table-cell>
        </table:table-row>
        <table:table-row table:style-name="Table76.1">
          <table:table-cell table:style-name="Table76.A2" office:value-type="string">
            <text:p text:style-name="P24">current_unit</text:p>
          </table:table-cell>
          <table:table-cell table:style-name="Table76.A2" office:value-type="string">
            <text:p text:style-name="P15">The current scale factor followed by 'A'.</text:p>
          </table:table-cell>
        </table:table-row>
        <table:table-row table:style-name="Table76.1">
          <table:table-cell table:style-name="Table76.A2" office:value-type="string">
            <text:p text:style-name="P24">power_unit</text:p>
          </table:table-cell>
          <table:table-cell table:style-name="Table76.A2" office:value-type="string">
            <text:p text:style-name="P15">The power scale factor followed by 'w'.</text:p>
          </table:table-cell>
        </table:table-row>
        <table:table-row table:style-name="Table76.1">
          <table:table-cell table:style-name="Table76.A2" office:value-type="string">
            <text:p text:style-name="P24">distance_unit</text:p>
          </table:table-cell>
          <table:table-cell table:style-name="Table76.A2" office:value-type="string">
            <text:p text:style-name="P15">The distance scale factor followed by 'm'.</text:p>
          </table:table-cell>
        </table:table-row>
      </table:table>
      <text:p text:style-name="Body_20_first">The <text:span text:style-name="Command"><text:span text:style-name="T22">set_cmd_units</text:span></text:span> command is used to<text:span text:style-name="T11"> change</text:span> the units used by the STA command interpreter when parsing commands and reporting results. <text:span text:style-name="T6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2">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2">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1">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2">from_port</text:p>
          </table:table-cell>
          <table:table-cell table:style-name="Table81.A2" office:value-type="string">
            <text:p text:style-name="P13"/>
          </table:table-cell>
        </table:table-row>
        <table:table-row table:style-name="Table81.1">
          <table:table-cell table:style-name="Table81.A2" office:value-type="string">
            <text:p text:style-name="P12">to_port</text:p>
          </table:table-cell>
          <table:table-cell table:style-name="Table81.A2" office:value-type="string">
            <text:p text:style-name="P13"/>
          </table:table-cell>
        </table:table-row>
        <table:table-row table:style-name="Table81.1">
          <table:table-cell table:style-name="Table81.A2" office:value-type="string">
            <text:p text:style-name="P12">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2">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2">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2">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2">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2">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2">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2">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2">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2">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2">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2">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2">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2">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2">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2">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6">[-rule </text:span></text:span><text:span text:style-name="Command"><text:span text:style-name="T3">rule_type</text:span></text:span><text:span text:style-name="Command"><text:span text:style-name="T1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6">[-voltage </text:span></text:span><text:span text:style-name="Command"><text:span text:style-name="T3">voltage</text:span></text:span><text:span text:style-name="Command"><text:span text:style-name="T16">]</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2">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2">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2">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3">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4"> ha</text:span><text:span text:style-name="T55">s</text:span><text:span text:style-name="T54"> precidence over RC </text:span><text:span text:style-name="T55">SPEF </text:span><text:span text:style-name="T54">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2">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2">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2">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3">-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2">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2">-ignore_clock_latency</text:span> option is used clock latency at the source and destination of the path delay is ignored. The constraint is reported in the default path group (<text:span text:style-name="T22">**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2"/>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2">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2">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2">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3">-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2">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2">-ignore_clock_latency</text:span> option is used clock latency at the source and destination of the path delay is ignored. The constraint is reported in the default path group (<text:span text:style-name="T22">**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2">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2">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4">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4">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2">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2">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9">[-min]<text:line-break/>[-max]<text:line-break/></text:span></text:span><text:span text:style-name="Command_20_Argument"><text:span text:style-name="T18">fanout<text:line-break/>port_list</text:span></text:span></text:p>
          </table:table-cell>
        </table:table-row>
        <table:table-row table:style-name="Table115.1">
          <table:table-cell table:style-name="Table115.A2" office:value-type="string">
            <text:p text:style-name="P5"><text:span text:style-name="Command_20_Argument"><text:span text:style-name="T12">-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2">-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9">[-global]<text:line-break/>[-input]<text:line-break/>[-input_ports </text:span></text:span><text:span text:style-name="Command_20_Argument"><text:span text:style-name="T21">ports</text:span></text:span><text:span text:style-name="Command_20_Argument"><text:span text:style-name="T19">]<text:line-break/>[-pins </text:span></text:span><text:span text:style-name="Command_20_Argument"><text:span text:style-name="T21">pins</text:span></text:span><text:span text:style-name="Command_20_Argument"><text:span text:style-name="T19">]<text:line-break/>[-activity </text:span></text:span><text:span text:style-name="Command_20_Argument"><text:span text:style-name="T21">activity</text:span></text:span><text:span text:style-name="Command_20_Argument"><text:span text:style-name="T19">]<text:line-break/>[-duty </text:span></text:span><text:span text:style-name="Command_20_Argument"><text:span text:style-name="T21">duty</text:span></text:span><text:span text:style-name="Command_20_Argument"><text:span text:style-name="T19">]</text:span></text:span></text:p>
          </table:table-cell>
        </table:table-row>
        <table:table-row table:style-name="Table149.1">
          <table:table-cell table:style-name="Table149.A2" office:value-type="string">
            <text:p text:style-name="P5"><text:span text:style-name="Command_20_Argument"><text:span text:style-name="T21">-</text:span></text:span><text:span text:style-name="Command_20_Argument"><text:span text:style-name="T20">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4">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4">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1">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1">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2">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2">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2">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2">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2">[-type clock|data]<text:line-break/>[-positive]<text:line-break/>[-negative]<text:line-break/>[-pulse </text:span></text:span><text:span text:style-name="Command_20_Argument">pulse_type</text:span><text:span text:style-name="Command_20_Argument"><text:span text:style-name="T12">]<text:line-break/>[-stop_propagation]<text:line-break/>[-clock </text:span></text:span><text:span text:style-name="Command_20_Argument">clocks</text:span><text:span text:style-name="Command_20_Argument"><text:span text:style-name="T12">]<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2">-positive</text:span></text:span></text:p>
          </table:table-cell>
          <table:table-cell table:style-name="Table68.A1" office:value-type="string">
            <text:p text:style-name="P5"><text:span text:style-name="Command_20_Argument"><text:span text:style-name="T12">The clock sense is positive unite.</text:span></text:span></text:p>
          </table:table-cell>
        </table:table-row>
        <table:table-row table:style-name="Table68.1">
          <table:table-cell table:style-name="Table68.A1" office:value-type="string">
            <text:p text:style-name="P5"><text:span text:style-name="Command_20_Argument"><text:span text:style-name="T12">-negative</text:span></text:span></text:p>
          </table:table-cell>
          <table:table-cell table:style-name="Table68.A1" office:value-type="string">
            <text:p text:style-name="P5"><text:span text:style-name="Command_20_Argument"><text:span text:style-name="T12">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2">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2">-stop_propagation</text:span></text:span></text:p>
          </table:table-cell>
          <table:table-cell table:style-name="Table68.A1" office:value-type="string">
            <text:p text:style-name="P5"><text:span text:style-name="Command_20_Argument"><text:span text:style-name="T12">Stop propagating </text:span></text:span><text:span text:style-name="Command_20_Argument">clocks</text:span><text:span text:style-name="Command_20_Argument"><text:span text:style-name="T12"> clocks at </text:span></text:span><text:span text:style-name="Command_20_Argument">pins</text:span><text:span text:style-name="Command_20_Argument"><text:span text:style-name="T1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2">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2">-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2">-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2">-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2">-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2">-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2">-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2">-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2">-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2">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2">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2">-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2">-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7"><text:span text:style-name="T37">[-capacitance </text:span><text:span text:style-name="T7">cap_unit</text:span><text:span text:style-name="T37">]<text:line-break/>[-resistance </text:span><text:span text:style-name="T7">res_unit</text:span><text:span text:style-name="T37">]<text:line-break/>[-time </text:span><text:span text:style-name="T7">time_unit</text:span><text:span text:style-name="T37">]<text:line-break/>[-voltage </text:span><text:span text:style-name="T7">voltage_unit</text:span><text:span text:style-name="T37">]<text:line-break/>[-current </text:span><text:span text:style-name="T7">current_unit</text:span><text:span text:style-name="T37">]<text:line-break/>[-power </text:span><text:span text:style-name="T7">power_unit</text:span><text:span text:style-name="T37">]<text:line-break/>[-distance </text:span><text:span text:style-name="T8">distance_unit</text:span><text:span text:style-name="T37">]</text:span></text:p>
          </table:table-cell>
        </table:table-row>
        <table:table-row table:style-name="Table120.1">
          <table:table-cell table:style-name="Table120.A2" office:value-type="string">
            <text:p text:style-name="P24">cap_unit</text:p>
          </table:table-cell>
          <table:table-cell table:style-name="Table120.A2" office:value-type="string">
            <text:p text:style-name="P17">The capacitance scale factor followed by 'f'.</text:p>
          </table:table-cell>
        </table:table-row>
        <table:table-row table:style-name="Table120.1">
          <table:table-cell table:style-name="Table120.A2" office:value-type="string">
            <text:p text:style-name="P24">res_unit</text:p>
          </table:table-cell>
          <table:table-cell table:style-name="Table120.A2" office:value-type="string">
            <text:p text:style-name="P17">The resistance scale factor followed by 'ohm'.</text:p>
          </table:table-cell>
        </table:table-row>
        <table:table-row table:style-name="Table120.1">
          <table:table-cell table:style-name="Table120.A2" office:value-type="string">
            <text:p text:style-name="P24">time_unit</text:p>
          </table:table-cell>
          <table:table-cell table:style-name="Table120.A2" office:value-type="string">
            <text:p text:style-name="P17">The time scale factor followed by 's'.</text:p>
          </table:table-cell>
        </table:table-row>
        <table:table-row table:style-name="Table120.1">
          <table:table-cell table:style-name="Table120.A2" office:value-type="string">
            <text:p text:style-name="P24">voltage_unit</text:p>
          </table:table-cell>
          <table:table-cell table:style-name="Table120.A2" office:value-type="string">
            <text:p text:style-name="P15">The voltage scale factor followed by 'v'.</text:p>
          </table:table-cell>
        </table:table-row>
        <table:table-row table:style-name="Table120.1">
          <table:table-cell table:style-name="Table120.A2" office:value-type="string">
            <text:p text:style-name="P24">current_unit</text:p>
          </table:table-cell>
          <table:table-cell table:style-name="Table120.A2" office:value-type="string">
            <text:p text:style-name="P15">The current scale factor followed by 'A'.</text:p>
          </table:table-cell>
        </table:table-row>
        <table:table-row table:style-name="Table120.1">
          <table:table-cell table:style-name="Table120.A2" office:value-type="string">
            <text:p text:style-name="P24">power_unit</text:p>
          </table:table-cell>
          <table:table-cell table:style-name="Table120.A2" office:value-type="string">
            <text:p text:style-name="P15">The power scale factor followed by 'w'.</text:p>
          </table:table-cell>
        </table:table-row>
      </table:table>
      <text:p text:style-name="Body_20_first">The <text:span text:style-name="Command"><text:span text:style-name="T22">set_units</text:span></text:span> command is used to <text:span text:style-name="T38">check</text:span> the units used by the STA command interpreter when parsing commands and reporting results. If the current units differ from the <text:span text:style-name="T22">set_unit</text:span> value a warning is printed. Use the <text:span text:style-name="T22">set_cmd_units</text:span> command to change the command units.</text:p>
      <text:p text:style-name="Body">Units are specified as a scale factor followed by a unit name. The scale factors are as follows.</text:p>
      <text:p text:style-name="P3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2">-name</text:span></text:span><text:span text:style-name="Command_20_Argument"> model_name<text:line-break/></text:span><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span></text:span><text:span text:style-name="Command_20_Argument"><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line-break/></text:span></text:span><text:span text:style-name="Command_20_Argument">group_name<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2">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6">-source</text:span></text:span></text:p>
          </table:table-cell>
          <table:table-cell table:style-name="Table20.A1" office:value-type="string">
            <text:p text:style-name="Text_20_body"><text:span text:style-name="Command"><text:span text:style-name="T1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2">from_clock</text:p>
          </table:table-cell>
          <table:table-cell table:style-name="Table42.A2" office:value-type="string">
            <text:p text:style-name="P5"/>
          </table:table-cell>
        </table:table-row>
        <table:table-row table:style-name="Table42.1">
          <table:table-cell table:style-name="Table42.A2" office:value-type="string">
            <text:p text:style-name="P12">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1">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2">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2">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1">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2">from_port</text:p>
          </table:table-cell>
          <table:table-cell table:style-name="Table45.A2" office:value-type="string">
            <text:p text:style-name="P13"/>
          </table:table-cell>
        </table:table-row>
        <table:table-row table:style-name="Table45.1">
          <table:table-cell table:style-name="Table45.A2" office:value-type="string">
            <text:p text:style-name="P12">to_port</text:p>
          </table:table-cell>
          <table:table-cell table:style-name="Table45.A2" office:value-type="string">
            <text:p text:style-name="P13"/>
          </table:table-cell>
        </table:table-row>
        <table:table-row table:style-name="Table45.1">
          <table:table-cell table:style-name="Table45.A2" office:value-type="string">
            <text:p text:style-name="P12">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2">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2">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2">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2">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2">objects</text:p>
          </table:table-cell>
        </table:table-row>
        <table:table-row table:style-name="Table48.1">
          <table:table-cell table:style-name="Table48.A2" office:value-type="string">
            <text:p text:style-name="P12">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2">{</text:span></text:span><text:span text:style-name="Command_20_Argument"> commands </text:span><text:span text:style-name="Command_20_Argument"><text:span text:style-name="T1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4">-ground</text:span><text:span text:style-name="T3"> ground</text:span></text:p>
          </table:table-cell>
        </table:table-row>
        <table:table-row table:style-name="Table153.1">
          <table:table-cell table:style-name="Table153.A2" office:value-type="string">
            <text:p text:style-name="P16"><text:span text:style-name="Command_20_Argument"><text:span text:style-name="T25">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1">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1">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1">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1">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6"><text:span text:style-name="Command_20_Argument"><text:span text:style-name="T25">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2">write_path_spice</text:span> command writes a spice netlist for timing paths. Use <text:span text:style-name="T25">path_args</text:span> to specify <text:span text:style-name="T22">-from/-through/-to</text:span> as arguments to the <text:span text:style-name="T22">find_timing_paths</text:span> command. For each path, a spice netlist and the subckts referenced by the path are written in <text:span text:style-name="T25">spice_directory</text:span>. The spice netlist is written in path_&lt;id&gt;.sp and subckt file is <text:span text:style-name="T22">path_&lt;id&gt;</text:span>.subckt.</text:p>
      <text:p text:style-name="Body_20_first">The spice netlists used by the path are written to <text:span text:style-name="T25">subckt_file</text:span>, which spice_file <text:span text:style-name="T22">.includes</text:span>. The device models used by the spice subckt netlists in <text:span text:style-name="T25">model_file</text:span> are also <text:span text:style-name="T22">.included</text:span> in spice_file. Power and ground names are specified with the <text:span text:style-name="T22">-power</text:span> and <text:span text:style-name="T22">-ground</text:span> arguments. The spice netlist includes a piecewise linear voltage source at the input and <text:span text:style-name="T22">.measure</text:span> statement for each gate delay and pin slew.</text:p>
      <text:p text:style-name="P60">Example command:</text:p>
      <text:p text:style-name="P61">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2">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2">-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4">[-corner </text:span></text:span><text:span text:style-name="Command_20_Argument"><text:span text:style-name="T3">corner_name</text:span></text:span><text:span text:style-name="Command_20_Argument"><text:span text:style-name="T14">]<text:line-break/>[-divider /|.]<text:line-break/>[-include_typ]<text:line-break/>[-digits </text:span></text:span><text:span text:style-name="Command_20_Argument"><text:span text:style-name="T3">digits</text:span></text:span><text:span text:style-name="Command_20_Argument"><text:span text:style-name="T1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2">TIMESCALE</text:span> is same as the <text:span text:style-name="T22">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8">timing_model</text:span></text:span></text:p>
          </table:table-cell>
          <table:table-cell table:style-name="Table58.A1" office:value-type="string">
            <text:p text:style-name="P28"><text:span text:style-name="T49">[-</text:span><text:span text:style-name="T63">library</text:span><text:span text:style-name="T49">_name </text:span><text:span text:style-name="T6">lib</text:span><text:span text:style-name="T4">_name</text:span><text:span text:style-name="T49">]<text:line-break/>[-cell_name </text:span><text:span text:style-name="T4">cell_name</text:span><text:span text:style-name="T49">]</text:span></text:p>
            <text:p text:style-name="P27">[-<text:span text:style-name="T48">corner </text:span><text:span text:style-name="T4">corner</text:span><text:span text:style-name="T14">]</text:span><text:line-break/><text:span text:style-name="T3">filename</text:span></text:p>
          </table:table-cell>
        </table:table-row>
        <table:table-row table:style-name="Table58.1">
          <table:table-cell table:style-name="Table58.A2" office:value-type="string">
            <text:p text:style-name="P19"><text:span text:style-name="T6">lib</text:span><text:span text:style-name="T4">_name</text:span></text:p>
          </table:table-cell>
          <table:table-cell table:style-name="Table58.A2" office:value-type="string">
            <text:p text:style-name="P47">The name to use for the liberty <text:span text:style-name="T63">library. Defaults to </text:span><text:span text:style-name="Command_20_Argument"><text:span text:style-name="T25">cell_name</text:span></text:span><text:span text:style-name="T63">.</text:span></text:p>
          </table:table-cell>
        </table:table-row>
        <table:table-row table:style-name="Table58.1">
          <table:table-cell table:style-name="Table58.A2" office:value-type="string">
            <text:p text:style-name="P18"><text:span text:style-name="Command_20_Argument"><text:span text:style-name="T26">cell_name</text:span></text:span></text:p>
          </table:table-cell>
          <table:table-cell table:style-name="Table58.A2" office:value-type="string">
            <text:p text:style-name="P45">The name to use for the liberty cell. <text:span text:style-name="T63">Defaults to the top level module name.</text:span></text:p>
          </table:table-cell>
        </table:table-row>
        <table:table-row table:style-name="Table58.1">
          <table:table-cell table:style-name="Table58.A2" office:value-type="string">
            <text:p text:style-name="P23"><text:span text:style-name="Command_20_Argument"><text:span text:style-name="T24">corner</text:span></text:span></text:p>
          </table:table-cell>
          <table:table-cell table:style-name="Table58.A2" office:value-type="string">
            <text:p text:style-name="P46">The process corner to use for extracting the model.</text:p>
          </table:table-cell>
        </table:table-row>
        <table:table-row table:style-name="Table58.1">
          <table:table-cell table:style-name="Table58.A2" office:value-type="string">
            <text:p text:style-name="P22">filename</text:p>
          </table:table-cell>
          <table:table-cell table:style-name="Table58.A2" office:value-type="string">
            <text:p text:style-name="P8">Filename to write.</text:p>
          </table:table-cell>
        </table:table-row>
      </table:table>
      <text:p text:style-name="P48"/>
      <text:p text:style-name="P50">The write_timing_model command constructs a liberty timing model for the current design and writes it to <text:span text:style-name="T3">file</text:span><text:span text:style-name="T5">name</text:span>. <text:span text:style-name="Command_20_Argument"><text:span text:style-name="T26">cell_name</text:span></text:span><text:span text:style-name="T50"> defaults to the cell name of the top level block in the design.</text:span></text:p>
      <text:p text:style-name="P49"><text:span text:style-name="T52">The SDC used to extract the block should include the clock definitions, but not </text:span><text:span text:style-name="T31">set_</text:span><text:span text:style-name="T32">input_delay </text:span><text:span text:style-name="T52"><text:s/>or </text:span><text:span text:style-name="T31">set_</text:span><text:span text:style-name="T32">output_delay</text:span><text:span text:style-name="T52"> commands.. </text:span><text:span text:style-name="T53">Using </text:span><text:span text:style-name="T31">set_</text:span><text:span text:style-name="T32">input_</text:span><text:span text:style-name="T33">transition</text:span><text:span text:style-name="T53"> with the slew from the block context will be used will improve the match between the timing model and the block netlist. </text:span><text:span text:style-name="T51">Use the </text:span><text:span text:style-name="T31">set_propagated_clock </text:span><text:span text:style-name="T51">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8">s<text:line-break/></text:span>clock to output timing paths</text:p>
      <text:p text:style-name="Body">The extracted timing model setup/hold checks are scalar (no input slew dependence). Delay timing arcs are load dependent but do not include input slew dependency.</text:p>
      <text:p text:style-name="P51"/>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0">[-sort<text:span text:style-name="T14">]</text:span></text:p>
            <text:p text:style-name="P20"><text:span text:style-name="T14">[-include_pwr_gnd]</text:span><text:line-break/>[-remove_cells <text:span text:style-name="T3">lib_cells</text:span><text:span text:style-name="T14">]</text:span><text:line-break/><text:span text:style-name="T3">filename</text:span></text:p>
          </table:table-cell>
        </table:table-row>
        <text:soft-page-break/>
        <table:table-row table:style-name="Table109.1">
          <table:table-cell table:style-name="Table109.A2" office:value-type="string">
            <text:p text:style-name="P16"><text:span text:style-name="Command_20_Argument"><text:span text:style-name="T29">-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5">-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1">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1">filename</text:p>
          </table:table-cell>
          <table:table-cell table:style-name="Table109.A2" office:value-type="string">
            <text:p text:style-name="P3">Filename to write.</text:p>
          </table:table-cell>
        </table:table-row>
      </table:table>
      <text:p text:style-name="Body_20_first">The <text:span text:style-name="T22">write_verilog</text:span> command writes a verilog netlist to <text:span text:style-name="T25">filename</text:span>. Use <text:span text:style-name="T29">-sort</text:span> to sort the instances so the results are reproducible across operating systems. Use <text:span text:style-name="T22">-remove_cells</text:span> to remove instances of <text:span text:style-name="T25">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2">Any character</text:span></text:span><text:span text:style-name="Command_20_Argument"><text:span text:style-name="T15">.</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2">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2">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2">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2">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2">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2">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2">0|1</text:span></text:span></text:p>
          </table:table-cell>
        </table:table-row>
      </table:table>
      <text:p text:style-name="Body_20_first"><text:soft-page-break/>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2">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1"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1"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23</meta:editing-cycles>
    <meta:print-date>2011-02-05T01:56:00</meta:print-date>
    <meta:creation-date>2010-07-31T21:07:00</meta:creation-date>
    <dc:date>2022-09-19T14:49:27.523692227</dc:date>
    <meta:editing-duration>P47DT2H39M19S</meta:editing-duration>
    <meta:generator>LibreOffice/7.3.2.2$MacOSX_AARCH64 LibreOffice_project/49f2b1bff42cfccbd8f788c8dc32c1c309559be0</meta:generator>
    <meta:document-statistic meta:table-count="155" meta:image-count="0" meta:object-count="0" meta:page-count="75" meta:paragraph-count="1737" meta:word-count="12849" meta:character-count="87813" meta:non-whitespace-character-count="761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